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b4c7dc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pcode(6)</text:p>
          </table:table-cell>
          <table:table-cell office:value-type="string" calcext:value-type="string">
            <text:p>Opcode(5)</text:p>
          </table:table-cell>
          <table:table-cell office:value-type="string" calcext:value-type="string">
            <text:p>Opcode(4)</text:p>
          </table:table-cell>
          <table:table-cell office:value-type="string" calcext:value-type="string">
            <text:p>Opcode(3)</text:p>
          </table:table-cell>
          <table:table-cell office:value-type="string" calcext:value-type="string">
            <text:p>Opcode(2)</text:p>
          </table:table-cell>
          <table:table-cell office:value-type="string" calcext:value-type="string">
            <text:p>Opcode(1)</text:p>
          </table:table-cell>
          <table:table-cell office:value-type="string" calcext:value-type="string">
            <text:p>Opcode(0)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d &lt;= utype;</text:p>
          </table:table-cell>
          <table:table-cell office:value-type="string" calcext:value-type="string">
            <text:p>EXADD</text:p>
          </table:table-cell>
        </table:table-row>
        <table:table-row table:style-name="ro1">
          <table:table-cell office:value-type="string" calcext:value-type="string">
            <text:p>AUIP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rd &lt;= pc + utype;</text:p>
          </table:table-cell>
          <table:table-cell office:value-type="string" calcext:value-type="string">
            <text:p>EXADD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c &lt;= pc + jtype; rd &lt;= pc + 4;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JAL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c &lt;= rs1 + itype; rd &lt;= pc + 4;</text:p>
          </table:table-cell>
          <table:table-cell office:value-type="string" calcext:value-type="string">
            <text:p>JUMP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RANCH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LBU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LHU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mem[rs1 + itype]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[rs1 + offset] &lt;= rs2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[rs1 + offset] &lt;= rs2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m[rs1 + offset] &lt;= rs2;</text:p>
          </table:table-cell>
          <table:table-cell office:value-type="string" calcext:value-type="string">
            <text:p>MEMORY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+ itype;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&lt; itype;</text:p>
          </table:table-cell>
          <table:table-cell office:value-type="string" calcext:value-type="string">
            <text:p>COMPARE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&lt; itype;</text:p>
          </table:table-cell>
          <table:table-cell office:value-type="string" calcext:value-type="string">
            <text:p>COMPARE</text:p>
          </table:table-cell>
        </table:table-row>
        <table:table-row table:style-name="ro1">
          <table:table-cell office:value-type="string" calcext:value-type="string">
            <text:p>XO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xor itype;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or itype;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and itype;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office:value-type="string" calcext:value-type="string">
            <text:p>SLL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SRL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SRA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+ rs2;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– rs2;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&lt; rs2;</text:p>
          </table:table-cell>
          <table:table-cell office:value-type="string" calcext:value-type="string">
            <text:p>COMPARE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&lt; rs2;</text:p>
          </table:table-cell>
          <table:table-cell office:value-type="string" calcext:value-type="string">
            <text:p>COMPARE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xor rs2;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HIF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or rs2;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d &lt;= rs1 and rs2;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office:value-type="string" calcext:value-type="string">
            <text:p>F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REAK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RW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R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RC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RW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RS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RRCI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if opcode(6) is zero, its a normal instruction, if it’s 1, its a processor change instructio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Opcode(1) and opcode(0) are don’t cares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opcode(5) and opcode(4) and not opcode(2), its a register instru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not opcode(5) and opcode(4) and not opcode(2), it’s a itype instructio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not opcode(4) and not opcode(4), it’s a load instruc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opcode(5) and not opcode(4) and not opcode(6), it’s a store instruction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f opcode(6) and opcode(5) and not opcode(4) it’s a pc change instruction.</text:p>
          </table:table-cell>
          <table:table-cell table:number-columns-repeated="8"/>
        </table:table-row>
      </table:table>
      <table:table table:name="ALU Funct3s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unct3(2)</text:p>
          </table:table-cell>
          <table:table-cell office:value-type="string" calcext:value-type="string">
            <text:p>Funct3(1)</text:p>
          </table:table-cell>
          <table:table-cell office:value-type="string" calcext:value-type="string">
            <text:p>Funct3(0)</text:p>
          </table:table-cell>
        </table:table-row>
        <table:table-row table:style-name="ro1" table:visibility="filter">
          <table:table-cell office:value-type="string" calcext:value-type="string">
            <text:p>ADDI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T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TIU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XORI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LLI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RL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RA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ADD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UB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L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TU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XO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R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SR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d=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ellow=1x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ue=x0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en=01x</text:p>
          </table:table-cell>
        </table:table-row>
      </table:table>
      <table:table table:name="Branch Funct3s" table:style-name="ta1">
        <table:table-column table:style-name="co1" table:number-columns-repeated="4" table:default-cell-style-name="ce6"/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Funct3(2)</text:p>
          </table:table-cell>
          <table:table-cell table:style-name="Default" office:value-type="string" calcext:value-type="string">
            <text:p>Funct3(1)</text:p>
          </table:table-cell>
          <table:table-cell table:style-name="Default" office:value-type="string" calcext:value-type="string">
            <text:p>Funct3(0)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T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EU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Funct3(0) = 1 =&gt; Inve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ct3(1) = 1 =&gt; Unsigne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nct3(2) = 1 =&gt; Less Than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Opcodes.A2:Opcodes.J48" table:display-filter-buttons="true" table:orientation="column"/>
        <table:database-range table:name="__Anonymous_Sheet_DB__1" table:target-range-address="'ALU Funct3s'.A2:'ALU Funct3s'.D20" table:display-filter-buttons="true">
          <table:filter>
            <table:filter-and>
              <table:filter-condition table:field-number="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 style:data-style-name="N2" text:time-value="20:50:58.6563025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0T21:48:47.008281423</meta:creation-date>
    <dc:date>2024-06-30T16:18:44.645200323</dc:date>
    <meta:editing-duration>P5DT14H1M19S</meta:editing-duration>
    <meta:editing-cycles>4</meta:editing-cycles>
    <meta:generator>LibreOffice/6.4.7.2$Linux_X86_64 LibreOffice_project/40$Build-2</meta:generator>
    <meta:document-statistic meta:table-count="3" meta:cell-count="558" meta:object-count="0"/>
  </office:meta>
</office:document-meta>
</file>